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Consolas" svg:font-family="Consolas"/>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dash" draw:stroke-dash="Dashed_20__28_var_29__20_4" svg:stroke-width="0.026cm" svg:stroke-color="#ff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666666"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fo:min-height="2.224cm"/>
    </style:style>
    <style:style style:name="pr2" style:family="presentation" style:parent-style-name="TITLE_5f_AND_5f_BODY-outline1">
      <style:graphic-properties fo:min-height="9.027cm"/>
    </style:style>
    <style:style style:name="pr3" style:family="presentation" style:parent-style-name="TITLE_5f_AND_5f_BODY-notes">
      <style:graphic-properties draw:fill-color="#ffffff" fo:min-height="11.429cm"/>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fo:min-height="7.489cm"/>
    </style:style>
    <style:style style:name="P1" style:family="paragraph">
      <loext:graphic-properties draw:fill-color="#ffffff"/>
      <style:text-properties fo:font-size="20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564cm" fo:margin-bottom="0cm" fo:line-height="115%" fo:text-align="start" fo:text-indent="1.27cm" style:writing-mode="lr-tb">
        <style:tab-stops>
          <style:tab-stop style:position="0cm"/>
        </style:tab-stops>
      </style:paragraph-properties>
    </style:style>
    <style:style style:name="P17" style:family="paragraph">
      <style:paragraph-properties fo:margin-left="1.27cm" fo:margin-right="0cm" fo:margin-top="0.564cm" fo:margin-bottom="0.564cm" fo:line-height="115%" fo:text-align="start" fo:text-indent="1.27cm" style:writing-mode="lr-tb">
        <style:tab-stops>
          <style:tab-stop style:position="0cm"/>
        </style:tab-stops>
      </style:paragraph-properties>
    </style:style>
    <style:style style:name="P18" style:family="paragraph">
      <loext:graphic-properties draw:fill="solid" draw:fill-color="#c9daf8"/>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0" style:family="paragraph">
      <style:text-properties fo:font-size="12pt" style:font-size-asian="12pt" style:font-size-complex="12pt"/>
    </style:style>
    <style:style style:name="P21" style:family="paragraph">
      <loext:graphic-properties draw:fill-color="#ffffff"/>
    </style:style>
    <style:style style:name="T1"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2" style:family="text">
      <style:text-properties fo:font-variant="normal" fo:text-transform="none" fo:color="#666666"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4" style:family="text">
      <style:text-properties fo:font-variant="normal" fo:text-transform="none" fo:color="#ff0000"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5"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6" style:family="text">
      <style:text-properties fo:font-variant="normal" fo:text-transform="none" fo:color="#ff0000" style:text-line-through-style="none" style:text-line-through-type="none" style:text-position="0% 100%" style:font-name="Arial" fo:font-size="9pt" fo:letter-spacing="normal" fo:font-style="italic" style:text-underline-style="none" fo:font-weight="bold" style:font-name-asian="Arial" style:font-size-asian="9pt" style:font-style-asian="italic" style:font-weight-asian="bold" style:font-name-complex="Arial" style:font-size-complex="9pt" style:font-style-complex="italic" style:font-weight-complex="bold"/>
    </style:style>
    <style:style style:name="T7" style:family="text">
      <style:text-properties fo:font-variant="normal" fo:text-transform="none" fo:color="#999999"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9"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1" style:family="text">
      <style:text-properties fo:font-variant="normal" fo:text-transform="none" fo:color="#666666"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font-variant="normal" fo:text-transform="none" fo:color="#66666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presentation:style-name="pr1" draw:layer="layout" svg:width="23.667cm" svg:height="2.224cm" svg:x="0.866cm" svg:y="0.813cm" presentation:class="title" presentation:user-transformed="true">
          <draw:text-box>
            <text:p>Make and Ant</text:p>
          </draw:text-box>
        </draw:frame>
        <draw:frame presentation:style-name="pr2" draw:layer="layout" svg:width="23.667cm" svg:height="9.277cm" svg:x="0.866cm" svg:y="3.413cm" presentation:class="outline">
          <draw:text-box>
            <text:list text:style-name="L2">
              <text:list-item>
                <text:p>In the beginning there was Make as the only build tool available. </text:p>
              </text:list-item>
              <text:list-item>
                <text:p>However, since then our needs increased and, as a result, build tools evolved.</text:p>
              </text:list-item>
              <text:list-item>
                <text:p>Ant was released in 2000 and in a short period of time became the most popular build tool for Java projects</text:p>
              </text:list-item>
              <text:list-item>
                <text:p>Major drawback was XML as the format to write build scripts. XML, being hierarchical in nature, is not a good fit for procedural programming approach Ant uses.</text:p>
              </text:list-item>
              <text:list-item>
                <text:p>XML tends to become unmanageably big</text:p>
              </text:list-item>
            </text:list>
          </draw:text-box>
        </draw:frame>
        <presentation:notes draw:style-name="dp2">
          <draw:page-thumbnail draw:style-name="gr1" draw:layer="layout" svg:width="16.931cm" svg:height="9.524cm" svg:x="1.059cm" svg:y="1.93cm" draw:page-number="1" presentation:class="page"/>
          <draw:frame presentation:style-name="pr3" draw:text-style-name="P1" draw:layer="layout" svg:width="15.239cm" svg:height="11.429cm" svg:x="1.905cm" svg:y="12.065cm" presentation:class="notes" presentation:placeholder="true">
            <draw:text-box/>
          </draw:frame>
        </presentation:notes>
      </draw:page>
      <draw:page draw:name="TEchnical Ecosystem" draw:style-name="dp1" draw:master-page-name="TITLE_5f_AND_5f_BODY" presentation:presentation-page-layout-name="AL1T1">
        <draw:frame draw:name="Shape 70" presentation:style-name="pr4" draw:text-style-name="P3" draw:layer="layout" svg:width="23.667cm" svg:height="2.224cm" svg:x="0.982cm" svg:y="0.768cm" presentation:class="title" presentation:user-transformed="true">
          <draw:text-box>
            <text:p text:style-name="P2"><text:span text:style-name="T1">TEchnical Ecosystem</text:span></text:p>
          </draw:text-box>
        </draw:frame>
        <draw:custom-shape draw:name="Shape 71" draw:style-name="gr2" draw:text-style-name="P4" draw:layer="layout" svg:width="6.753cm" svg:height="0.957cm" svg:x="18.646cm" svg:y="13.329cm">
          <text:p text:style-name="P2"><text:span text:style-name="T2">https://iuliana-cosmin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 draw:style-name="gr2" draw:text-style-name="P4" draw:layer="layout" svg:width="2.828cm" svg:height="1.485cm" svg:x="1.743cm" svg:y="9.174cm">
          <text:p text:style-name="P5"><text:span text:style-name="T3">Issue tracking product</text:span></text:p>
          <text:p text:style-name="P5"><text:span text:style-name="T4">(JIRA, Git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3" draw:text-style-name="P6" draw:layer="layout" svg:width="1.259cm" svg:height="0.657cm" svg:x="4.572cm" svg:y="9.446cm">
          <text:p text:style-name="P2"><text:span text:style-name="T1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 draw:style-name="gr3" draw:text-style-name="P6" draw:layer="layout" svg:width="1.007cm" svg:height="0.614cm" draw:transform="rotate (-1.5707963267949) translate (8.262cm 7.97cm)">
          <text:p text:style-name="P2"><text:span text:style-name="T1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5" draw:style-name="gr2" draw:text-style-name="P4" draw:layer="layout" svg:width="2.828cm" svg:height="1.092cm" svg:x="6.594cm" svg:y="9.228cm">
          <text:p text:style-name="P5"><text:span text:style-name="T3">Developmen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3" draw:text-style-name="P6" draw:layer="layout" svg:width="1.259cm" svg:height="0.657cm" svg:x="9.996cm" svg:y="9.446cm">
          <text:p text:style-name="P2"><text:span text:style-name="T1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7" draw:style-name="gr2" draw:text-style-name="P4" draw:layer="layout" svg:width="1.765cm" svg:height="1.004cm" svg:x="12.055cm" svg:y="9.272cm">
          <text:p text:style-name="P2"><text:span text:style-name="T5">Build</text:span></text:p>
          <text:p text:style-name="P2"><text:span text:style-name="T5">Tools</text:span></text:p>
          <text:p text:style-name="P2"><text:span text:style-name="T6">(Gradle, Maven)</text:span></text:p>
          <text:p text:style-name="P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3" draw:text-style-name="P6" draw:layer="layout" svg:width="1.522cm" svg:height="2.804cm" draw:transform="rotate (1.5707963267949) translate (10.248cm 7.838cm)">
          <text:p text:style-name="P2"><text:span text:style-name="T16"/></text:p>
          <draw:enhanced-geometry draw:mirror-horizontal="false" draw:mirror-vertical="false" draw:text-areas="0 ?f13 ?f11 ?f17" svg:viewBox="0 0 0 0" draw:type="ooxml-bentUpArrow" draw:modifiers="18868 25307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79" draw:style-name="gr2" draw:text-style-name="P4" draw:layer="layout" svg:width="2.727cm" svg:height="1.092cm" svg:x="13.019cm" svg:y="6.702cm">
          <text:p text:style-name="P5"><text:span text:style-name="T3"><text:s/></text:span><text:span text:style-name="T7">Share </text:span></text:p>
          <text:p text:style-name="P5"><text:span text:style-name="T7">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2" draw:text-style-name="P4" draw:layer="layout" svg:width="5.796cm" svg:height="1.259cm" svg:x="13.391cm" svg:y="3.964cm">
          <text:p text:style-name="P5"><text:span text:style-name="T5">Continuous integration tools</text:span><text:span text:style-name="T8"> </text:span></text:p>
          <text:p text:style-name="P5"><text:span text:style-name="T8">(test, check code quality, build artifacts)</text:span></text:p>
          <text:p text:style-name="P5"><text:span text:style-name="T6">(Jenkins, GitLab 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4" draw:layer="layout" svg:width="3.465cm" svg:height="0.867cm" svg:x="19.187cm" svg:y="7.434cm">
          <text:p text:style-name="P5"><text:span text:style-name="T3">Artifact</text:span></text:p>
          <text:p text:style-name="P5"><text:span text:style-name="T3">Repository </text:span></text:p>
          <text:p text:style-name="P5"><text:span text:style-name="T3">Manager</text:span></text:p>
          <text:p text:style-name="P5"><text:span text:style-name="T4">(Nexus, Jfr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3" draw:text-style-name="P6" draw:layer="layout" svg:width="1.522cm" svg:height="2.804cm" draw:transform="rotate (-3.14159265358979) translate (21.08cm 7.18cm)">
          <text:p text:style-name="P2"><text:span text:style-name="T16"/></text:p>
          <draw:enhanced-geometry draw:mirror-horizontal="true" draw:mirror-vertical="false" draw:text-areas="0 ?f13 ?f11 ?f17" svg:viewBox="0 0 0 0" draw:type="ooxml-bentUpArrow" draw:modifiers="20760 25307 22155"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83" draw:style-name="gr2" draw:text-style-name="P4" draw:layer="layout" svg:width="3.067cm" svg:height="1.847cm" svg:x="2.898cm" svg:y="4.087cm">
          <text:p text:style-name="P5"><text:span text:style-name="T3">Web-based hosting service for version control</text:span></text:p>
          <text:p text:style-name="P5"><text:span text:style-name="T4">(GitHub, BitBu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 draw:text-style-name="P4" draw:layer="layout" svg:width="2.828cm" svg:height="1.485cm" svg:x="6.692cm" svg:y="5.839cm">
          <text:p text:style-name="P5"><text:span text:style-name="T3">Versioning</text:span></text:p>
          <text:p text:style-name="P5"><text:span text:style-name="T3">Control</text:span></text:p>
          <text:p text:style-name="P5"><text:span text:style-name="T3">System</text:span></text:p>
          <text:p text:style-name="P5"><text:span text:style-name="T4">(Git, S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4" draw:text-style-name="P6" draw:layer="layout" svg:width="0.288cm" svg:height="2.224cm" svg:x="12.763cm" svg:y="6.558cm">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2" draw:text-style-name="P4" draw:layer="layout" svg:width="2.727cm" svg:height="1.092cm" svg:x="7.52cm" svg:y="7.605cm">
          <text:p text:style-name="P5"><text:span text:style-name="T3"><text:s/></text:span><text:span text:style-name="T7">Retrieve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5" draw:text-style-name="P4" draw:layer="layout" svg:width="2.272cm" svg:height="2.028cm" svg:x="11.771cm" svg:y="9.174cm">
          <text:p text:style-name="P2"><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8" draw:style-name="gr2" draw:text-style-name="P4" draw:layer="layout" svg:width="2.727cm" svg:height="1.092cm" svg:x="3.837cm" svg:y="8.352cm">
          <text:p text:style-name="P5"><text:span text:style-name="T3"><text:s/></text:span><text:span text:style-name="T7">Get </text:span></text:p>
          <text:p text:style-name="P5"><text:span text:style-name="T7">Spe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6" draw:text-style-name="P7" draw:layer="layout" svg:width="2.518cm" svg:height="3.536cm" draw:transform="rotate (-3.14159265358979) translate (16.231cm 9.471cm)">
          <text:p/>
          <draw:enhanced-geometry draw:mirror-horizontal="true" draw:mirror-vertical="false" svg:viewBox="0 0 21600 21600" draw:type="mso-spt32" draw:enhanced-path="M 0 0 L 21600 21600 N"/>
        </draw:custom-shape>
        <draw:custom-shape draw:name="Shape 90" draw:style-name="gr3" draw:text-style-name="P6" draw:layer="layout" svg:width="7.888cm" svg:height="0.476cm" svg:x="6.155cm" svg:y="4.265cm">
          <text:p text:style-name="P2"><text:span text:style-name="T1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91" draw:style-name="gr4" draw:text-style-name="P6" draw:layer="layout" svg:width="1.037cm" svg:height="2.387cm" draw:transform="rotate (1.5707963267949) translate (5.983cm 5.995cm)">
          <text:p text:style-name="P2"><text:span text:style-name="T16"/></text:p>
          <draw:enhanced-geometry draw:mirror-horizontal="false" draw:mirror-vertical="false" draw:text-areas="?f18 ?f16 ?f11 ?f17" svg:viewBox="0 0 0 0" draw:type="ooxml-leftUpArrow" draw:modifiers="25000 25000 25000" draw:enhanced-path="M 0 ?f12 L ?f6 ?f9 ?f6 ?f16 ?f14 ?f16 ?f14 ?f6 ?f8 ?f6 ?f11 0 ?f22 ?f6 ?f15 ?f6 ?f15 ?f17 ?f6 ?f17 ?f6 ?f21 Z N">
            <draw:equation draw:name="f0" draw:formula="if(0-$1 ,0,if(50000-$1 ,$1 ,50000))"/>
            <draw:equation draw:name="f1" draw:formula="?f0 *2/1"/>
            <draw:equation draw:name="f2" draw:formula="if(0-$0 ,0,if(?f1 -$0 ,$0 ,?f1 ))"/>
            <draw:equation draw:name="f3" draw:formula="100000+0-?f1 "/>
            <draw:equation draw:name="f4" draw:formula="if(0-$2 ,0,if(?f3 -$2 ,$2 ,?f3 ))"/>
            <draw:equation draw:name="f5" draw:formula="min(logwidth,logheight)"/>
            <draw:equation draw:name="f6" draw:formula="?f5 *?f4 /100000"/>
            <draw:equation draw:name="f7" draw:formula="?f5 *?f0 /50000"/>
            <draw:equation draw:name="f8" draw:formula="logwidth+0-?f7 "/>
            <draw:equation draw:name="f9" draw:formula="logheight+0-?f7 "/>
            <draw:equation draw:name="f10" draw:formula="?f5 *?f0 /100000"/>
            <draw:equation draw:name="f11" draw:formula="logwidth+0-?f10 "/>
            <draw:equation draw:name="f12" draw:formula="logheight+0-?f10 "/>
            <draw:equation draw:name="f13" draw:formula="?f5 *?f2 /200000"/>
            <draw:equation draw:name="f14" draw:formula="?f11 +0-?f13 "/>
            <draw:equation draw:name="f15" draw:formula="?f11 +?f13 -0"/>
            <draw:equation draw:name="f16" draw:formula="?f12 +0-?f13 "/>
            <draw:equation draw:name="f17" draw:formula="?f12 +?f13 -0"/>
            <draw:equation draw:name="f18" draw:formula="?f13 *?f6 /?f10 "/>
            <draw:equation draw:name="f19" draw:formula="(?f6 +?f15 )/2"/>
            <draw:equation draw:name="f20" draw:formula="(?f6 +?f17 )/2"/>
            <draw:equation draw:name="f21" draw:formula="logheight"/>
            <draw:equation draw:name="f22" draw:formula="logwidth"/>
            <draw:handle draw:handle-position="?f14 ?f16" draw:handle-range-y-maximum="?f1" draw:handle-range-y-minimum="0"/>
            <draw:handle draw:handle-position="?f8 0" draw:handle-range-x-maximum="50000" draw:handle-range-x-minimum="0"/>
            <draw:handle draw:handle-position="?f14 ?f6" draw:handle-range-y-maximum="?f3" draw:handle-range-y-minimum="0"/>
          </draw:enhanced-geometry>
        </draw:custom-shape>
        <presentation:notes draw:style-name="dp2">
          <draw:page-thumbnail draw:name="Shape 67" draw:style-name="gr1" draw:layer="layout" svg:width="16.932cm" svg:height="9.524cm" svg:x="1.059cm" svg:y="1.905cm" draw:page-number="2" presentation:class="page"/>
          <draw:frame draw:name="Shape 68" presentation:style-name="pr5" draw:text-style-name="P8" draw:layer="layout" svg:width="15.239cm" svg:height="11.429cm" svg:x="1.905cm" svg:y="12.065cm" presentation:class="notes" presentation:placeholder="true" presentation:user-transformed="true">
            <draw:text-box/>
          </draw:frame>
        </presentation:notes>
      </draw:page>
      <draw:page draw:name="What is A build tool" draw:style-name="dp1" draw:master-page-name="TITLE_5f_AND_5f_BODY" presentation:presentation-page-layout-name="AL1T1">
        <draw:frame draw:name="Shape 96" presentation:style-name="pr4" draw:text-style-name="P3" draw:layer="layout" svg:width="23.667cm" svg:height="2.224cm" svg:x="0.866cm" svg:y="0.813cm" presentation:class="title" presentation:user-transformed="true">
          <draw:text-box>
            <text:p text:style-name="P2"><text:span text:style-name="T1">What is A build tool</text:span></text:p>
          </draw:text-box>
        </draw:frame>
        <draw:frame draw:name="Shape 97" presentation:style-name="pr6" draw:text-style-name="P11" draw:layer="layout" svg:width="23.667cm" svg:height="10.412cm" svg:x="0.866cm" svg:y="3.413cm" presentation:class="outline" presentation:user-transformed="true">
          <draw:text-box>
            <text:list text:style-name="L5">
              <text:list-item>
                <text:p text:style-name="P9"><text:span text:style-name="T9">Big software projects are made of code </text:span><text:span text:style-name="T9">organized in modules</text:span></text:p>
              </text:list-item>
              <text:list-item>
                <text:p text:style-name="P9"><text:span text:style-name="T9">Modules must be composed and processed </text:span><text:span text:style-name="T9">into a deliverable (executable)</text:span></text:p>
              </text:list-item>
              <text:list-item>
                <text:p text:style-name="P9"><text:span text:style-name="T9">Modules composition + processing = </text:span><text:span text:style-name="T9">building</text:span></text:p>
              </text:list-item>
            </text:list>
            <text:p text:style-name="P9"><text:span text:style-name="T9"><text:s text:c="6"/></text:span><text:span text:style-name="T9">move software through its life cycle, from </text:span><text:span text:style-name="T9">compilation through static <text:s text:c="6"/>analysis and </text:span><text:span text:style-name="T9">testing until packaging and deployment.</text:span></text:p>
            <text:list text:continue-numbering="true" text:style-name="L5">
              <text:list-item>
                <text:p text:style-name="P9"><text:span text:style-name="T9">For Java projects, a </text:span><text:span text:style-name="T10">build</text:span><text:span text:style-name="T9"> operation </text:span><text:span text:style-name="T9">includes the following:</text:span></text:p>
              </text:list-item>
            </text:list>
            <text:list text:style-name="L6">
              <text:list-item>
                <text:list>
                  <text:list-item>
                    <text:p text:style-name="P9"><text:span text:style-name="T11">Download dependencies (optional)</text:span></text:p>
                  </text:list-item>
                  <text:list-item>
                    <text:p text:style-name="P9"><text:span text:style-name="T11">Compiling the source code</text:span></text:p>
                  </text:list-item>
                  <text:list-item>
                    <text:p text:style-name="P9"><text:span text:style-name="T11">Run tests (optional)</text:span></text:p>
                  </text:list-item>
                  <text:list-item>
                    <text:p text:style-name="P9"><text:span text:style-name="T11">Packaging the source code</text:span></text:p>
                  </text:list-item>
                  <text:list-item>
                    <text:p text:style-name="P9"><text:span text:style-name="T11">Deploy (optional)</text:span></text:p>
                  </text:list-item>
                </text:list>
              </text:list-item>
            </text:list>
            <text:p text:style-name="P10"><text:span text:style-name="T9"/></text:p>
          </draw:text-box>
        </draw:frame>
        <draw:custom-shape draw:name="Shape 98" draw:style-name="gr2" draw:text-style-name="P4" draw:layer="layout" svg:width="6.753cm" svg:height="0.957cm" svg:x="18.646cm" svg:y="13.329cm">
          <text:p text:style-name="P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3" draw:style-name="gr1" draw:layer="layout" svg:width="16.932cm" svg:height="9.524cm" svg:x="1.059cm" svg:y="1.905cm" draw:page-number="3" presentation:class="page"/>
          <draw:frame draw:name="Shape 94" presentation:style-name="pr7" draw:text-style-name="P13" draw:layer="layout" svg:width="15.239cm" svg:height="11.429cm" svg:x="1.905cm" svg:y="12.065cm" presentation:class="notes" presentation:user-transformed="true">
            <draw:text-box>
              <text:list text:style-name="L8">
                <text:list-item>
                  <text:p text:style-name="P12"><text:span text:style-name="T12">Hierarchical structures</text:span></text:p>
                </text:list-item>
                <text:list-item>
                  <text:p text:style-name="P12"><text:span text:style-name="T12">The bigger the project the more difficult is to do those said operations (composition/processing/testing) manually. - sure you can create a bash/bat script, but you need serious expertise for that. </text:span></text:p>
                </text:list-item>
                <text:list-item>
                  <text:p text:style-name="P12"><text:span text:style-name="T12">Solution -&gt; build tools.</text:span></text:p>
                </text:list-item>
                <text:list-item>
                  <text:p text:style-name="P12"><text:span text:style-name="T12">Composition + processing =&gt; executables</text:span></text:p>
                </text:list-item>
                <text:list-item>
                  <text:p text:style-name="P12"><text:span text:style-name="T12">The process of building must be automatized - speed</text:span></text:p>
                </text:list-item>
                <text:list-item>
                  <text:p text:style-name="P12"><text:span text:style-name="T12">Download dependencies from a public/private Nexus/Artifactory server</text:span></text:p>
                </text:list-item>
                <text:list-item>
                  <text:p text:style-name="P12"><text:span text:style-name="T12">Deploy - upload to Nexus/Artifactory - or directly to test/acceptance servers</text:span></text:p>
                </text:list-item>
                <text:list-item>
                  <text:p text:style-name="P12"><text:span text:style-name="T12">Build tools are tools to manage and organize your builds, and are very important in environments where there are many projects, especially if they are inter-connected. They serve to make sure that where various people are working on various projects, they don't break anything. And to make sure that when you make your changes, they don't break anything either.</text:span></text:p>
                </text:list-item>
              </text:list>
            </draw:text-box>
          </draw:frame>
        </presentation:notes>
      </draw:page>
      <draw:page draw:name="Gradle Sample Project" draw:style-name="dp1" draw:master-page-name="TITLE_5f_AND_5f_BODY" presentation:presentation-page-layout-name="AL1T1">
        <draw:frame draw:name="Shape 117" presentation:style-name="pr4" draw:text-style-name="P3" draw:layer="layout" svg:width="23.667cm" svg:height="2.224cm" svg:x="0.866cm" svg:y="0.813cm" presentation:class="title" presentation:user-transformed="true">
          <draw:text-box>
            <text:p text:style-name="P2"><text:span text:style-name="T1">Gradle Sample Project</text:span></text:p>
          </draw:text-box>
        </draw:frame>
        <draw:frame draw:name="Shape 118" presentation:style-name="pr6" draw:text-style-name="P11" draw:layer="layout" svg:width="8.466cm" svg:height="9.277cm" svg:x="0.866cm" svg:y="3.413cm" presentation:class="outline" presentation:user-transformed="true">
          <draw:text-box>
            <text:p text:style-name="P14"><text:span text:style-name="T11">parent</text:span></text:p>
            <text:p text:style-name="P15"><text:span text:style-name="T11"><text:tab/></text:span><text:span text:style-name="T11">child-01</text:span></text:p>
            <text:p text:style-name="P15"><text:span text:style-name="T11"><text:tab/></text:span><text:span text:style-name="T11"><text:tab/></text:span><text:span text:style-name="T11">grand-child-01-01</text:span></text:p>
            <text:p text:style-name="P16"><text:span text:style-name="T11">grand-child-01-02</text:span></text:p>
            <text:p text:style-name="P15"><text:span text:style-name="T11"><text:tab/></text:span><text:span text:style-name="T11">child-02</text:span></text:p>
            <text:p text:style-name="P15"><text:span text:style-name="T11"><text:tab/></text:span><text:span text:style-name="T11"><text:tab/></text:span><text:span text:style-name="T11">grand-child-01-01</text:span></text:p>
            <text:p text:style-name="P17"><text:span text:style-name="T11">grand-child-01-02</text:span></text:p>
          </draw:text-box>
        </draw:frame>
        <draw:custom-shape draw:name="Shape 119" draw:style-name="gr2" draw:text-style-name="P4" draw:layer="layout" svg:width="6.753cm" svg:height="0.957cm" svg:x="18.646cm" svg:y="13.329cm">
          <text:p text:style-name="P2"><text:span text:style-name="T2">https://iuliana-cosmina.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7" draw:text-style-name="P18" draw:layer="layout" svg:width="0.962cm" svg:height="0.962cm" draw:transform="rotate (-1.5707963267949) translate (2.324cm 4.503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1" draw:style-name="gr7" draw:text-style-name="P18" draw:layer="layout" svg:width="0.962cm" svg:height="0.962cm" draw:transform="rotate (-1.5707963267949) translate (3.619cm 5.798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2" draw:style-name="gr7" draw:text-style-name="P18" draw:layer="layout" svg:width="0.962cm" svg:height="0.962cm" draw:transform="rotate (-1.5707963267949) translate (3.619cm 7.02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3" draw:style-name="gr7" draw:text-style-name="P18" draw:layer="layout" svg:width="0.962cm" svg:height="0.962cm" draw:transform="rotate (-1.5707963267949) translate (2.324cm 8.249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4" draw:style-name="gr7" draw:text-style-name="P18" draw:layer="layout" svg:width="0.962cm" svg:height="0.962cm" draw:transform="rotate (-1.5707963267949) translate (3.516cm 9.519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5" draw:style-name="gr7" draw:text-style-name="P18" draw:layer="layout" svg:width="0.962cm" svg:height="0.962cm" draw:transform="rotate (-1.5707963267949) translate (3.516cm 10.741cm)">
          <text:p text:style-name="P2"><text:span text:style-name="T16"/></text:p>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Shape 126" draw:style-name="gr7" draw:text-style-name="P18" draw:layer="layout" svg:width="0.236cm" svg:height="4.592cm" svg:x="1.361cm" svg:y="4.503cm">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7" draw:text-style-name="P18" draw:layer="layout" svg:width="0.236cm" svg:height="2.072cm" svg:x="2.656cm" svg:y="5.798cm">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7" draw:text-style-name="P18" draw:layer="layout" svg:width="0.236cm" svg:height="2.072cm" svg:x="2.553cm" svg:y="9.519cm">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2" draw:text-style-name="P4" draw:layer="layout" svg:width="15.087cm" svg:height="9.408cm" svg:x="9.713cm" svg:y="3.504cm">
          <text:p text:style-name="P2"><text:span text:style-name="T13">Commands:</text:span></text:p>
          <text:p text:style-name="P19"><text:span text:style-name="T14">gradle build</text:span></text:p>
          <text:p text:style-name="P19"><text:span text:style-name="T14">gradle clean</text:span></text:p>
          <text:p text:style-name="P19"><text:span text:style-name="T14">gradle clean -x test</text:span></text:p>
          <text:p text:style-name="P19"><text:span text:style-name="T14">build --refresh-dependencies</text:span></text:p>
          <text:p text:style-name="P19"><text:span text:style-name="T14">gradle projects</text:span></text:p>
          <text:p text:style-name="P19"><text:span text:style-name="T14">gradle test</text:span></text:p>
          <text:p text:style-name="P19"><text:span text:style-name="T15"/></text:p>
          <text:p text:style-name="P2"><text:span text:style-name="T15"/></text:p>
          <text:p text:style-name="P2"><text:span text:style-name="T13">Plugins:</text:span></text:p>
          <text:p text:style-name="P2"><text:span text:style-name="T15"><text:s/></text:span><text:span text:style-name="T15">java, jar, idea, eclipse, gretty, nebula</text:span></text:p>
          <text:p text:style-name="P2"><text:span text:style-name="T15"/></text:p>
          <text:p text:style-name="P19"><text:span text:style-name="T14">gradle aggregateJavadoc</text:span></text:p>
          <text:p text:style-name="P2"><text:span text:style-name="T13"/></text:p>
          <text:p text:style-name="P2"><text:span text:style-name="T13">Demo…</text:span><text:span text:style-name="T16">(Gradle &amp; Maven projects will be shown for comparison)</text:span></text:p>
          <text:p text:style-name="P19"><text:span text:style-name="T15"/></text:p>
          <text:p text:style-name="P1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 draw:style-name="gr1" draw:layer="layout" svg:width="16.932cm" svg:height="9.524cm" svg:x="1.059cm" svg:y="1.905cm" draw:page-number="4" presentation:class="page"/>
          <draw:frame draw:name="Shape 115" presentation:style-name="pr8"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frame presentation:style-name="pr1" draw:layer="layout" svg:width="23.667cm" svg:height="2.224cm" svg:x="0.866cm" svg:y="0.813cm" presentation:class="title">
          <draw:text-box>
            <text:p>MAVEN</text:p>
          </draw:text-box>
        </draw:frame>
        <draw:frame presentation:style-name="pr2" draw:layer="layout" svg:width="23.667cm" svg:height="9.277cm" svg:x="0.866cm" svg:y="3.413cm" presentation:class="outline">
          <draw:text-box>
            <text:list text:style-name="L2">
              <text:list-item>
                <text:p>Maven was released in 2004, continues using XML.</text:p>
              </text:list-item>
              <text:list-item>
                <text:p>As the additional, and probably most important addition, Maven introduced the ability to download dependencies over the network, that in itself revolutionized the way we deliver software.</text:p>
              </text:list-item>
              <text:list-item>
                <text:p>Dependencies management does not handle conflicts </text:p>
              </text:list-item>
              <text:list-item>
                <text:p>Customization of targets (goals) is hard.</text:p>
              </text:list-item>
              <text:list-item>
                <text:p>Since Maven is focused mostly on dependency management, complex, customized build scripts are actually harder to write in Maven </text:p>
              </text:list-item>
              <text:list-item>
                <text:p>POM can be very long in big projects</text:p>
              </text:list-item>
              <text:list-item>
                <text:p>Main benefit from Maven is its life-cycle. As long as the project is based on certain standards, with Maven one can pass through the whole life cycle with relative ease. This comes at a cost of flexibility.</text:p>
              </text:list-item>
            </text:list>
          </draw:text-box>
        </draw:frame>
        <presentation:notes draw:style-name="dp2">
          <draw:page-thumbnail draw:style-name="gr1" draw:layer="layout" svg:width="16.931cm" svg:height="9.524cm" svg:x="1.059cm" svg:y="1.93cm" draw:page-number="5" presentation:class="page"/>
          <draw:frame presentation:style-name="pr3" draw:text-style-name="P1" draw:layer="layout" svg:width="15.239cm" svg:height="11.429cm" svg:x="1.905cm" svg:y="12.065cm" presentation:class="notes" presentation:placeholder="true">
            <draw:text-box/>
          </draw:frame>
        </presentation:notes>
      </draw:page>
      <draw:page draw:name="page6" draw:style-name="dp1" draw:master-page-name="TITLE_5f_AND_5f_BODY" presentation:presentation-page-layout-name="AL1T1">
        <draw:frame presentation:style-name="pr9" draw:layer="layout" svg:width="23.667cm" svg:height="7.489cm" svg:x="1.016cm" svg:y="-2.794cm" presentation:class="title" presentation:user-transformed="true">
          <draw:text-box>
            <text:p><text:line-break/><text:line-break/><text:line-break/><text:line-break/>Maven Phases<text:line-break/></text:p>
            <text:p/>
            <text:p/>
          </draw:text-box>
        </draw:frame>
        <draw:frame presentation:style-name="pr2" draw:text-style-name="P20" draw:layer="layout" svg:width="23.667cm" svg:height="9.277cm" svg:x="0.866cm" svg:y="3.413cm" presentation:class="outline" presentation:user-transformed="true">
          <draw:text-box>
            <text:list text:style-name="L2">
              <text:list-header>
                <text:p text:style-name="P20"><text:span text:style-name="T17">A Maven phase represents a stage in the Maven build lifecycle. Each </text:span><text:span text:style-name="T17">phase is responsible for a specific task.</text:span></text:p>
              </text:list-header>
              <text:list-item>
                <text:p text:style-name="P20"><text:span text:style-name="T17">validate: validate the project is correct and all necessary information is </text:span><text:span text:style-name="T17">available</text:span></text:p>
              </text:list-item>
              <text:list-item>
                <text:p text:style-name="P20"><text:span text:style-name="T17">clean: cleans up artifacts created by prior builds</text:span></text:p>
              </text:list-item>
              <text:list-item>
                <text:p text:style-name="P20"><text:span text:style-name="T17">site: generates site documentation for this project</text:span></text:p>
              </text:list-item>
              <text:list-item>
                <text:p text:style-name="P20"><text:span text:style-name="T17">compile: compile the source code of the project</text:span></text:p>
              </text:list-item>
              <text:list-item>
                <text:p text:style-name="P20"><text:span text:style-name="T17">test: test the compiled source code using a suitable unit testing framework. </text:span><text:span text:style-name="T17">These tests should not require the code be packaged or deployed</text:span></text:p>
              </text:list-item>
              <text:list-item>
                <text:p text:style-name="P20"><text:span text:style-name="T17">package: take the compiled code and package it in its distributable format, </text:span><text:span text:style-name="T17">such as a JAR.</text:span></text:p>
              </text:list-item>
              <text:list-item>
                <text:p text:style-name="P20"><text:span text:style-name="T17">integration-test: process and deploy the package if necessary into an </text:span><text:span text:style-name="T17">environment where integration tests can be run</text:span></text:p>
              </text:list-item>
              <text:list-item>
                <text:p text:style-name="P20"><text:span text:style-name="T17">verify: run any checks to verify the package is valid and meets quality </text:span><text:span text:style-name="T17">criteria</text:span></text:p>
              </text:list-item>
              <text:list-item>
                <text:p text:style-name="P20"><text:span text:style-name="T17">install: install the package into the local repository, for use as a </text:span><text:span text:style-name="T17">dependency in other projects locally</text:span></text:p>
              </text:list-item>
              <text:list-item>
                <text:p text:style-name="P20"><text:span text:style-name="T17">deploy: done in an integration or release environment, copies the final </text:span><text:span text:style-name="T17">package to the remote repository for sharing with other developers and </text:span><text:span text:style-name="T17">projects.</text:span></text:p>
              </text:list-item>
              <text:list-item>
                <text:p text:style-name="P20"><text:span text:style-name="T17">http://maven.apache.org/guides/introduction/introduction-to-the-</text:span><text:span text:style-name="T17">lifecycle.html#Lifecycle_Reference</text:span></text:p>
                <text:p text:style-name="P20"><text:span text:style-name="T17"/></text:p>
              </text:list-item>
            </text:list>
          </draw:text-box>
        </draw:frame>
        <presentation:notes draw:style-name="dp2">
          <draw:page-thumbnail draw:style-name="gr1" draw:layer="layout" svg:width="16.931cm" svg:height="9.524cm" svg:x="1.059cm" svg:y="1.93cm" draw:page-number="6" presentation:class="page"/>
          <draw:frame presentation:style-name="pr3" draw:text-style-name="P1" draw:layer="layout" svg:width="15.239cm" svg:height="11.429cm" svg:x="1.905cm" svg:y="12.065cm" presentation:class="notes" presentation:placeholder="true">
            <draw:text-box/>
          </draw:frame>
        </presentation:notes>
      </draw:page>
      <draw:page draw:name="page7" draw:style-name="dp1" draw:master-page-name="TITLE_5f_AND_5f_BODY" presentation:presentation-page-layout-name="AL1T1">
        <draw:frame presentation:style-name="pr1" draw:layer="layout" svg:width="23.667cm" svg:height="2.224cm" svg:x="0.866cm" svg:y="0.813cm" presentation:class="title">
          <draw:text-box>
            <text:p>Maven Goal <text:line-break/></text:p>
          </draw:text-box>
        </draw:frame>
        <draw:frame presentation:style-name="pr2" draw:layer="layout" svg:width="23.667cm" svg:height="9.277cm" svg:x="0.866cm" svg:y="3.413cm" presentation:class="outline">
          <draw:text-box>
            <text:list text:style-name="L2">
              <text:list-header>
                <text:p>Each phase is a sequence of goals, and each goal is responsible for a specific task.</text:p>
              </text:list-header>
              <text:list-item>
                <text:p>When we run a phase – all goals bound to this phase are executed in order.</text:p>
              </text:list-item>
              <text:list-item>
                <text:p>We can list all goals bound to a specific phase and their plugins using the command:</text:p>
              </text:list-item>
              <text:list-item>
                <text:p>mvn help:describe -Dcmd=PHASENAME</text:p>
                <text:p/>
                <text:p/>
              </text:list-item>
            </text:list>
          </draw:text-box>
        </draw:frame>
        <presentation:notes draw:style-name="dp2">
          <draw:page-thumbnail draw:style-name="gr1" draw:layer="layout" svg:width="16.931cm" svg:height="9.524cm" svg:x="1.059cm" svg:y="1.93cm" draw:page-number="7" presentation:class="page"/>
          <draw:frame presentation:style-name="pr3" draw:text-style-name="P21" draw:layer="layout" svg:width="15.239cm" svg:height="11.429cm" svg:x="1.905cm" svg:y="12.065cm" presentation:class="notes" presentation:placeholder="true">
            <draw:text-box/>
          </draw:frame>
        </presentation:notes>
      </draw:page>
      <draw:page draw:name="page8" draw:style-name="dp1" draw:master-page-name="TITLE_5f_AND_5f_BODY" presentation:presentation-page-layout-name="AL1T1">
        <draw:frame presentation:style-name="pr1" draw:layer="layout" svg:width="23.667cm" svg:height="2.224cm" svg:x="0.866cm" svg:y="0.813cm" presentation:class="title">
          <draw:text-box>
            <text:p>Maven Plugin</text:p>
          </draw:text-box>
        </draw:frame>
        <draw:frame presentation:style-name="pr2" draw:layer="layout" svg:width="23.667cm" svg:height="9.277cm" svg:x="0.866cm" svg:y="3.413cm" presentation:class="outline" presentation:user-transformed="true">
          <draw:text-box>
            <text:list text:style-name="L2">
              <text:list-item>
                <text:p>A Maven plugin is a group of goals. </text:p>
              </text:list-item>
              <text:list-item>
                <text:p>These goals aren’t necessarily all bound to the same phase.</text:p>
              </text:list-item>
              <text:list-item>
                <text:p>We can use the following command to list all goals in a specific plugin:</text:p>
              </text:list-item>
              <text:list-item>
                <text:p>mvn &lt;PLUGIN&gt;:help</text:p>
              </text:list-item>
            </text:list>
          </draw:text-box>
        </draw:frame>
        <presentation:notes draw:style-name="dp2">
          <draw:page-thumbnail draw:style-name="gr1" draw:layer="layout" svg:width="16.931cm" svg:height="9.524cm" svg:x="1.059cm" svg:y="1.93cm" draw:page-number="8" presentation:class="page"/>
          <draw:frame presentation:style-name="pr3" draw:text-style-name="P21" draw:layer="layout" svg:width="15.239cm" svg:height="11.429cm" svg:x="1.905cm" svg:y="12.065cm" presentation:class="notes" presentation:placeholder="true">
            <draw:text-box/>
          </draw:frame>
        </presentation:notes>
      </draw:page>
      <draw:page draw:name="page9" draw:style-name="dp1" draw:master-page-name="TITLE_5f_AND_5f_BODY" presentation:presentation-page-layout-name="AL1T1">
        <draw:frame presentation:style-name="pr1" draw:layer="layout" svg:width="23.667cm" svg:height="2.224cm" svg:x="0.866cm" svg:y="0.813cm" presentation:class="title" presentation:user-transformed="true">
          <draw:text-box>
            <text:p>Gradle</text:p>
          </draw:text-box>
        </draw:frame>
        <draw:frame presentation:style-name="pr2" draw:layer="layout" svg:width="23.667cm" svg:height="9.277cm" svg:x="0.866cm" svg:y="3.413cm" presentation:class="outline">
          <draw:text-box>
            <text:list text:style-name="L2">
              <text:list-item>
                <text:p>Released in 2012.</text:p>
              </text:list-item>
              <text:list-item>
                <text:p>Gradle combines good parts of both tools and builds on top of them with DSL and other improvements.</text:p>
              </text:list-item>
              <text:list-item>
                <text:p>Google adopted Gradle as the default build tool for the Android OS</text:p>
              </text:list-item>
              <text:list-item>
                <text:p>It has its own DSL based on Groovy</text:p>
              </text:list-item>
              <text:list-item>
                <text:p>As a result, Gradle build scripts tend to be much shorter and clearer, <text:s/>boilerplate code is much smaller</text:p>
              </text:list-item>
              <text:list-item>
                <text:p><text:span text:style-name="T11">Not as many plugins available as for Maven</text:span> </text:p>
              </text:list-item>
            </text:list>
          </draw:text-box>
        </draw:frame>
        <presentation:notes draw:style-name="dp2">
          <draw:page-thumbnail draw:style-name="gr1" draw:layer="layout" svg:width="16.931cm" svg:height="9.524cm" svg:x="1.059cm" svg:y="1.93cm" draw:page-number="9" presentation:class="page"/>
          <draw:frame presentation:style-name="pr3" draw:text-style-name="P2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Consolas" svg:font-family="Consolas"/>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TITLE-title" draw:layer="backgroundobjects" svg:width="23.667cm" svg:height="7.472cm" svg:x="0.866cm" svg:y="1.089cm" presentation:class="title" presentation:placeholder="true" presentation:user-transformed="true">
        <draw:text-box/>
      </draw:frame>
      <draw:frame draw:name="Shape 13"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Shape 18" presentation:style-name="TITLE_5f_AND_5f_BODY-title" draw:layer="backgroundobjects" svg:width="23.667cm" svg:height="2.224cm" svg:x="0.866cm" svg:y="0.813cm" presentation:class="title" presentation:placeholder="true" presentation:user-transformed="true">
        <draw:text-box/>
      </draw:frame>
      <draw:frame draw:name="Shape 19" presentation:style-name="TITLE_5f_AND_5f_BODY-outline1" draw:layer="backgroundobjects" svg:width="23.667cm" svg:height="9.277cm" svg:x="0.866cm" svg:y="3.413cm" presentation:class="outline" presentation:placeholder="true" presentation:user-transformed="true">
        <draw:text-box/>
      </draw:frame>
      <draw:frame draw:name="Shape 20"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8T00:23:23.882277267</dc:date>
    <meta:editing-duration>PT5H55M46S</meta:editing-duration>
    <meta:editing-cycles>5</meta:editing-cycles>
    <meta:generator>LibreOffice/6.0.7.3$Linux_X86_64 LibreOffice_project/00m0$Build-3</meta:generator>
    <meta:document-statistic meta:object-count="97"/>
  </office:meta>
</office:document-meta>
</file>